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Logs and journalctl</text:p>
          </draw:text-box>
        </draw:frame>
        <draw:frame draw:style-name="TransBox" svg:width="31.8700cm" svg:height="3.5000cm" svg:x="1.0000cm" svg:y="8.8000cm">
          <draw:text-box>
            <text:p text:style-name="PBody">systemd captures all service output in the journal — a binary, indexed log store. journalctl is your primary tool for reading it. Resource: Notes journalctl man page: Complete option and filter reference</text:p>
          </draw:text-box>
        </draw:frame>
        <draw:frame draw:style-name="TransBox" svg:width="31.8700cm" svg:height="0.7000cm" svg:x="1.0000cm" svg:y="17.8000cm">
          <draw:text-box>
            <text:p text:style-name="PFooter">03-rhcsa/logging-journald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Basic usage</text:p>
            <text:p text:style-name="PBullet">▶  Filter by unit (service)</text:p>
            <text:p text:style-name="PBullet">▶  Filter by time</text:p>
            <text:p text:style-name="PBullet">▶  Filter by priority (log level)</text:p>
            <text:p text:style-name="PBullet">▶  Kernel messages</text:p>
            <text:p text:style-name="PBullet">▶  Search output</text:p>
            <text:p text:style-name="PBullet">▶  Persistent journal</text:p>
            <text:p text:style-name="PBullet">▶  Traditional log fil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sic usage</text:p>
          </draw:text-box>
        </draw:frame>
        <draw:frame draw:style-name="CodeBox" svg:width="31.8700cm" svg:height="13.5500cm" svg:x="1.0000cm" svg:y="4.0000cm">
          <draw:text-box>
            <text:p text:style-name="PCode"># Show all logs (newest at bottom), page through with less
journalctl

# Reverse order (newest first)
journalctl -r

# Follow in real time (like tail -f)
journalctl -f

# Show only the last 50 lines
journalctl -n 5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ter by unit (service)</text:p>
          </draw:text-box>
        </draw:frame>
        <draw:frame draw:style-name="CodeBox" svg:width="31.8700cm" svg:height="13.5500cm" svg:x="1.0000cm" svg:y="4.0000cm">
          <draw:text-box>
            <text:p text:style-name="PCode"># Logs for one service
journalctl -u sshd.service

# Follow a service's logs live
journalctl -f -u sshd.service

# Multiple units
journalctl -u sshd.service -u firewalld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ter by time</text:p>
          </draw:text-box>
        </draw:frame>
        <draw:frame draw:style-name="CodeBox" svg:width="31.8700cm" svg:height="13.5500cm" svg:x="1.0000cm" svg:y="4.0000cm">
          <draw:text-box>
            <text:p text:style-name="PCode"># Since a specific time
journalctl --since "2026-02-23 08:00:00"

# Between two times
journalctl --since "2026-02-23 08:00:00" --until "2026-02-23 09:00:00"

# Since boot
journalctl -b

# Previous boot
journalctl -b -1

# List available boots
journalctl --list-boo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ter by priority (log level)</text:p>
          </draw:text-box>
        </draw:frame>
        <draw:frame draw:style-name="TransBox" svg:width="15.7350cm" svg:height="13.5500cm" svg:x="1.0000cm" svg:y="4.0000cm">
          <draw:text-box>
            <text:p text:style-name="PBullet">• Level: Meaning</text:p>
            <text:p text:style-name="PBullet">• emerg (0): System unusable</text:p>
            <text:p text:style-name="PBullet">• alert (1): Immediate action required</text:p>
            <text:p text:style-name="PBullet">• crit (2): Critical condition</text:p>
            <text:p text:style-name="PBullet">• err (3): Error</text:p>
            <text:p text:style-name="PBullet">• warning (4): Warning</text:p>
            <text:p text:style-name="PBullet">• notice (5): Normal but significant</text:p>
          </draw:text-box>
        </draw:frame>
        <draw:frame draw:style-name="CodeBox" svg:width="15.7350cm" svg:height="13.5500cm" svg:x="17.1350cm" svg:y="4.0000cm">
          <draw:text-box>
            <text:p text:style-name="PCode"># Only errors and above
journalctl -p err

# Between warning and error
journalctl -p warning..er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Kernel messages</text:p>
          </draw:text-box>
        </draw:frame>
        <draw:frame draw:style-name="CodeBox" svg:width="31.8700cm" svg:height="13.5500cm" svg:x="1.0000cm" svg:y="4.0000cm">
          <draw:text-box>
            <text:p text:style-name="PCode"># Journal kernel messages
journalctl -k

# Since last boot
journalctl -k -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rch output</text:p>
          </draw:text-box>
        </draw:frame>
        <draw:frame draw:style-name="CodeBox" svg:width="31.8700cm" svg:height="13.5500cm" svg:x="1.0000cm" svg:y="4.0000cm">
          <draw:text-box>
            <text:p text:style-name="PCode"># Grep inside journalctl output
journalctl -u sshd | grep "Failed"

# Case-insensitive
journalctl -u sshd | grep -i "failed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sistent journal</text:p>
          </draw:text-box>
        </draw:frame>
        <draw:frame draw:style-name="TransBox" svg:width="15.7350cm" svg:height="13.5500cm" svg:x="1.0000cm" svg:y="4.0000cm">
          <draw:text-box>
            <text:p text:style-name="PBullet">• By default on RHEL, the journal is persistent across reboots (stored in</text:p>
            <text:p text:style-name="PBullet">• /var/log/journal/). If yours is not:</text:p>
          </draw:text-box>
        </draw:frame>
        <draw:frame draw:style-name="CodeBox" svg:width="15.7350cm" svg:height="13.5500cm" svg:x="17.1350cm" svg:y="4.0000cm">
          <draw:text-box>
            <text:p text:style-name="PCode">sudo mkdir -p /var/log/journal
sudo systemd-tmpfiles --create --prefix /var/log/journal
sudo systemctl restart systemd-journal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raditional log files</text:p>
          </draw:text-box>
        </draw:frame>
        <draw:frame draw:style-name="TransBox" svg:width="31.8700cm" svg:height="13.5500cm" svg:x="1.0000cm" svg:y="4.0000cm">
          <draw:text-box>
            <text:p text:style-name="PBullet">• systemd-journald forwards to rsyslog on RHEL, so traditional log files</text:p>
            <text:p text:style-name="PBullet">• in /var/log/ still exist:</text:p>
            <text:p text:style-name="PBullet">• File: Contents</text:p>
            <text:p text:style-name="PBullet">• /var/log/messages: General system messages</text:p>
            <text:p text:style-name="PBullet">• /var/log/secure: Authentication events (SSH, sudo)</text:p>
            <text:p text:style-name="PBullet">• /var/log/audit/audit.log: SELinux AVC denials, audit events</text:p>
            <text:p text:style-name="PBullet">• /var/log/dnf.log: Package operations</text:p>
            <text:p text:style-name="PBullet">• /var/log/boot.log: Boot messag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ogs and journalctl</text:p>
          </draw:text-box>
        </draw:frame>
        <draw:frame draw:style-name="TransBox" svg:width="31.8700cm" svg:height="13.5500cm" svg:x="1.0000cm" svg:y="4.0000cm">
          <draw:text-box>
            <text:p text:style-name="PBullet">✓  Basic usage</text:p>
            <text:p text:style-name="PBullet">✓  Filter by unit (service)</text:p>
            <text:p text:style-name="PBullet">✓  Filter by time</text:p>
            <text:p text:style-name="PBullet">✓  Filter by priority (log level): Level: Meaning</text:p>
            <text:p text:style-name="PBullet">✓  Kernel messages</text:p>
            <text:p text:style-name="PBullet">✓  Search output</text:p>
            <text:p text:style-name="PBullet">✓  Persistent journal: By default on RHEL, the journal is persistent across reboots (stored in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